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weight="normal" style:font-weight-asian="normal" style:font-weight-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96026856302643816"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1">maitrise pas encore, voir plus tard :</text:p>
                  <text:list>
                    <text:list-item>
                      <text:p text:style-name="P1">équivalent inclusion bibliothèques en java : import java.util.[...];</text:p>
                    </text:list-item>
                    <text:list-item>
                      <text:p text:style-name="P1">mettre en place environnement demande var : import java.util.Scanner;</text:p>
                    </text:list-item>
                    <text:list-item>
                      <text:p text:style-name="P1">demander effectivement une variable à l'utilisateur</text:p>
                      <text:list>
                        <text:list-item>
                          <text:p text:style-name="P1">Scanner [nomScan] = new Scanner (System.in); // une seule fois !!!</text:p>
                        </text:list-item>
                        <text:list-item>
                          <text:p text:style-name="P1">var1 = [nomScan].next[Type]();</text:p>
                        </text:list-item>
                        <text:list-item>
                          <text:p text:style-name="P1">…</text:p>
                        </text:list-item>
                        <text:list-item>
                          <text:p text:style-name="P1">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text:soft-page-break/>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1101 (2) =</text:p>
                                    </text:list-item>
                                    <text:list-item>
                                      <text:p text:style-name="P1">1*2^0 + 0*2^1 + 1*2^2 + 1*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1</text:p>
                                        </text:list-item>
                                        <text:list-item>
                                          <text:p text:style-name="P1">6 / 2 = 3 reste 0</text:p>
                                        </text:list-item>
                                        <text:list-item>
                                          <text:p text:style-name="P1">3 / 2 = 1 reste 1</text:p>
                                        </text:list-item>
                                        <text:list-item>
                                          <text:p text:style-name="P1">1 / 2 = 0 reste 1 (marque la fi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1101(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L; (8 octets) (ordre du trillon 10^18)</text:p>
                            </text:list-item>
                            <text:list-item>
                              <text:p text:style-name="P1">ajout perso : unsigne<text:span text:style-name="T1">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f</text:p>
                                </text:list-item>
                                <text:list-item>
                                  <text:p text:style-name="P1">float z = 15.0f</text:p>
                                </text:list-item>
                                <text:list-item>
                                  <text:p text:style-name="P1">double d = 15.651564846897987997463454d;</text:p>
                                </text:list-item>
                              </text:list>
                            </text:list-item>
                          </text:list>
                        </text:list-item>
                        <text:list-item>
                          <text:p text:style-name="P1">caractères</text:p>
                          <text:list>
                            <text:list-item>
                              <text:p text:style-name="P1">char c = 'a';</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S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text:soft-page-break/>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text:soft-page-break/>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1">quand un nombre réel a une trop grande précision après la virgule</text:p>
                              <text:list>
                                <text:list-item>
                                  <text:p text:style-name="P1">troncage</text:p>
                                </text:list-item>
                              </text:list>
                            </text:list-item>
                            <text:list-item>
                              <text:p text:style-name="P1">quand un nombre entier est trop grand</text:p>
                              <text:list>
                                <text:list-item>
                                  <text:p text:style-name="P1">erreur à la compilation</text:p>
                                </text:list-item>
                              </text:list>
                            </text:list-item>
                          </text:list>
                        </text:list-item>
                        <text:list-item>
                          <text:p text:style-name="P1">peut stocker quel type dans quel type ?</text:p>
                          <text:list>
                            <text:list-item>
                              <text:p text:style-name="P1">stocker char dans byte ? : V</text:p>
                            </text:list-item>
                            <text:list-item>
                              <text:p text:style-name="P1">char dans double ? : V</text:p>
                            </text:list-item>
                            <text:list-item>
                              <text:p text:style-name="P1">double dans char ? : X</text:p>
                            </text:list-item>
                            <text:list-item>
                              <text:p text:style-name="P1">…</text:p>
                            </text:list-item>
                            <text:list-item>
                              <text:p text:style-name="P1">généralité : conditions pour stocker une valeur dans un autre type</text:p>
                              <text:list>
                                <text:list-item>
                                  <text:p text:style-name="P1">le type contenant doit être plus grand que le type contenu</text:p>
                                </text:list-item>
                              </text:list>
                            </text:list-item>
                            <text:list-item>
                              <text:p text:style-name="P1">note : pas généralité en fait, marche pas boolean → double. Illogique</text:p>
                            </text:list-item>
                          </text:list>
                        </text:list-item>
                      </text:list>
                    </text:list-item>
                    <text:list-item>
                      <text:p text:style-name="P1">pas besoin caster pour stocker opération avec int dans double : double assez 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3">int i = 12;</text:p>
                            </text:list-item>
                            <text:list-item>
                              <text:p text:style-name="P3">String j = new String();</text:p>
                            </text:list-item>
                            <text:list-item>
                              <text:p text:style-name="P3">j = j.valueOf(i);</text:p>
                            </text:list-item>
                            <text:list-item>
                              <text:p text:style-name="P1">int k = Integer.valueOf(j).intValue();</text:p>
                            </text:list-item>
                          </text:list>
                        </text:list-item>
                      </text:list>
                    </text:list-item>
                  </text:list>
                </text:list-item>
                <text:list-item>
                  <text:p text:style-name="P1"><text:soft-page-break/>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char caractere = texte.charAt(0);</text:p>
                        </text:list-item>
                      </text:list>
                    </text:list-item>
                    <text:list-item>
                      <text:p text:style-name="P1">perso</text:p>
                      <text:list>
                        <text:list-item>
                          <text:p text:style-name="P1">"imbriquer" les appels de méthode</text:p>
                        </text:list-item>
                        <text:list-item>
                          <text:p text:style-name="P1">ex : demander du texte et en afficher le premier caractère en une seule ligne</text:p>
                          <text:list>
                            <text:list-item>
                              <text:p text:style-name="P1">System.out.println(entree.nextLine().charAt(0));</text:p>
                            </text:list-item>
                          </text:list>
                        </text:list-item>
                        <text:list-item>
                          <text:p text:style-name="P1">effet d'un "nextType" dans un System.out.print</text:p>
                          <text:list>
                            <text:list-item>
                              <text:p text:style-name="P1">demande de valeur effectué avant affichage même si texte avant</text:p>
                            </text:list-item>
                          </text:list>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la structure if... else</text:p>
                  <text:list>
                    <text:list-item>
                      <text:p text:style-name="P1"><text:soft-page-break/>opérateurs de comparaison</text:p>
                      <text:list>
                        <text:list-item>
                          <text:p text:style-name="P1">&lt;</text:p>
                        </text:list-item>
                        <text:list-item>
                          <text:p text:style-name="P1">&lt;=</text:p>
                        </text:list-item>
                        <text:list-item>
                          <text:p text:style-name="P1">&gt;</text:p>
                        </text:list-item>
                        <text:list-item>
                          <text:p text:style-name="P1">&gt;=</text:p>
                        </text:list-item>
                        <text:list-item>
                          <text:p text:style-name="P1">==</text:p>
                        </text:list-item>
                        <text:list-item>
                          <text:p text:style-name="P1">!=</text:p>
                        </text:list-item>
                      </text:list>
                    </text:list-item>
                    <text:list-item>
                      <text:p text:style-name="P1">opérateurs logiques</text:p>
                      <text:list>
                        <text:list-item>
                          <text:p text:style-name="P1">&amp;&amp;</text:p>
                        </text:list-item>
                        <text:list-item>
                          <text:p text:style-name="P1">||</text:p>
                        </text:list-item>
                        <text:list-item>
                          <text:p text:style-name="P1">!</text:p>
                        </text:list-item>
                      </text:list>
                    </text:list-item>
                    <text:list-item>
                      <text:p text:style-name="P1">opérateur ternaire</text:p>
                      <text:list>
                        <text:list-item>
                          <text:p text:style-name="P1">?</text:p>
                        </text:list-item>
                        <text:list-item>
                          <text:p text:style-name="P1">réservé uniquement à l'affectation de variable.</text:p>
                        </text:list-item>
                      </text:list>
                    </text:list-item>
                    <text:list-item>
                      <text:p text:style-name="P1">syntaxe globale conditions</text:p>
                      <text:list>
                        <text:list-item>
                          <text:p text:style-name="P1">syntaxe basique</text:p>
                          <text:list>
                            <text:list-item>
                              <text:p text:style-name="P1">if (condition)</text:p>
                            </text:list-item>
                            <text:list-item>
                              <text:p text:style-name="P1">{</text:p>
                              <text:list>
                                <text:list-item>
                                  <text:p text:style-name="P1">…</text:p>
                                </text:list-item>
                              </text:list>
                            </text:list-item>
                            <text:list-item>
                              <text:p text:style-name="P1">}</text:p>
                            </text:list-item>
                            <text:list-item>
                              <text:p text:style-name="P1">else</text:p>
                            </text:list-item>
                            <text:list-item>
                              <text:p text:style-name="P1">{</text:p>
                              <text:list>
                                <text:list-item>
                                  <text:p text:style-name="P1">…</text:p>
                                </text:list-item>
                              </text:list>
                            </text:list-item>
                            <text:list-item>
                              <text:p text:style-name="P1">}</text:p>
                            </text:list-item>
                          </text:list>
                        </text:list-item>
                        <text:list-item>
                          <text:p text:style-name="P1">possibilité d'enlever accolades</text:p>
                        </text:list-item>
                        <text:list-item>
                          <text:p text:style-name="P1">possibilité de rajouter else if</text:p>
                        </text:list-item>
                      </text:list>
                    </text:list-item>
                    <text:list-item>
                      <text:p text:style-name="P1">perso</text:p>
                      <text:list>
                        <text:list-item>
                          <text:p text:style-name="P1">possibilité de mettre des instructions vides !!! ";;;;;;" entre deux instructions ne posera aucun problème</text:p>
                        </text:list-item>
                        <text:list-item>
                          <text:p text:style-name="P1">résultat : peut faire</text:p>
                          <text:list>
                            <text:list-item>
                              <text:p text:style-name="P1">if (condition fausse)</text:p>
                              <text:list>
                                <text:list-item>
                                  <text:p text:style-name="P1">;</text:p>
                                </text:list-item>
                              </text:list>
                            </text:list-item>
                            <text:list-item>
                              <text:p text:style-name="P1">else</text:p>
                              <text:list>
                                <text:list-item>
                                  <text:p text:style-name="P1">instruction;</text:p>
                                </text:list-item>
                              </text:list>
                            </text:list-item>
                            <text:list-item>
                              <text:p text:style-name="P1">(pas beaucoup d'utilité mais bon...)</text:p>
                            </text:list-item>
                          </text:list>
                        </text:list-item>
                      </text:list>
                    </text:list-item>
                    <text:list-item>
                      <text:p text:style-name="P1">que renvoie la condition ? un booléen</text:p>
                    </text:list-item>
                    <text:list-item>
                      <text:p text:style-name="P1">perso :</text:p>
                      <text:list>
                        <text:list-item>
                          <text:p text:style-name="P1">stocker ce qui est renvoyé dans une variable : boolean b = (1&lt;1);</text:p>
                        </text:list-item>
                        <text:list-item>
                          <text:p text:style-name="P1">écrire dans un message : System.out.println(1&gt;2); // écrira false</text:p>
                        </text:list-item>
                      </text:list>
                    </text:list-item>
                    <text:list-item>
                      <text:p text:style-name="P1">impossible de tester directement avec un == l'équivalence de deux chaines de caractères</text:p>
                    </text:list-item>
                    <text:list-item>
                      <text:p text:style-name="P1">opérateurs logiques équivalents à des notions ensemblistes... Lesquelles ?</text:p>
                      <text:list>
                        <text:list-item>
                          <text:p text:style-name="P1">&amp;&amp; correspond à l'intersection</text:p>
                        </text:list-item>
                        <text:list-item>
                          <text:p text:style-name="P1">|| à l'union</text:p>
                        </text:list-item>
                        <text:list-item>
                          <text:p text:style-name="P1">! au complémentaire</text:p>
                        </text:list-item>
                        <text:list-item>
                          <text:p text:style-name="P1">(les conditions "x&lt;4" etc définissent des ensembles si on regarde bien... Pour les trucs genre "a==4 &amp;&amp; b&lt;3"... Intersection sur le produit cartesien axb ?)</text:p>
                        </text:list-item>
                      </text:list>
                    </text:list-item>
                  </text:list>
                </text:list-item>
                <text:list-item>
                  <text:p text:style-name="P1">la structure switch</text:p>
                  <text:list>
                    <text:list-item>
                      <text:p text:style-name="P1">utile lorsque les cas à tester sont plusieurs valeurs possibles d'une variable</text:p>
                    </text:list-item>
                    <text:list-item>
                      <text:p text:style-name="P1"><text:soft-page-break/>syntaxe</text:p>
                      <text:list>
                        <text:list-item>
                          <text:p text:style-name="P1">switch (var)</text:p>
                        </text:list-item>
                        <text:list-item>
                          <text:p text:style-name="P1">{</text:p>
                          <text:list>
                            <text:list-item>
                              <text:p text:style-name="P1">case x :</text:p>
                              <text:list>
                                <text:list-item>
                                  <text:p text:style-name="P1">instruction;</text:p>
                                </text:list-item>
                                <text:list-item>
                                  <text:p text:style-name="P1">…</text:p>
                                </text:list-item>
                                <text:list-item>
                                  <text:p text:style-name="P1">break;</text:p>
                                </text:list-item>
                              </text:list>
                            </text:list-item>
                            <text:list-item>
                              <text:p text:style-name="P1">case y :</text:p>
                              <text:list>
                                <text:list-item>
                                  <text:p text:style-name="P1">instruction;</text:p>
                                </text:list-item>
                                <text:list-item>
                                  <text:p text:style-name="P1">…</text:p>
                                </text:list-item>
                                <text:list-item>
                                  <text:p text:style-name="P1">break;</text:p>
                                </text:list-item>
                              </text:list>
                            </text:list-item>
                            <text:list-item>
                              <text:p text:style-name="P1">case z :</text:p>
                              <text:list>
                                <text:list-item>
                                  <text:p text:style-name="P1">instruction;</text:p>
                                </text:list-item>
                                <text:list-item>
                                  <text:p text:style-name="P1">…</text:p>
                                </text:list-item>
                                <text:list-item>
                                  <text:p text:style-name="P1">break;</text:p>
                                </text:list-item>
                              </text:list>
                            </text:list-item>
                            <text:list-item>
                              <text:p text:style-name="P1">default :</text:p>
                              <text:list>
                                <text:list-item>
                                  <text:p text:style-name="P1">instruction;</text:p>
                                </text:list-item>
                                <text:list-item>
                                  <text:p text:style-name="P1">…</text:p>
                                </text:list-item>
                              </text:list>
                            </text:list-item>
                          </text:list>
                        </text:list-item>
                        <text:list-item>
                          <text:p text:style-name="P1">}</text:p>
                        </text:list-item>
                      </text:list>
                    </text:list-item>
                    <text:list-item>
                      <text:p text:style-name="P1">notes perso</text:p>
                      <text:list>
                        <text:list-item>
                          <text:p text:style-name="P1">Autant d'instructions possibles qu'on veut par cas</text:p>
                        </text:list-item>
                        <text:list-item>
                          <text:p text:style-name="P1">possibilité de mettre des if dans un cas / le default / autre (utile surtout pour default pour traiter les intervalles parmis les cas restant)</text:p>
                        </text:list-item>
                        <text:list-item>
                          <text:p text:style-name="P1">ne pas mettre de break dans default</text:p>
                        </text:list-item>
                        <text:list-item>
                          <text:p text:style-name="P1">Lorsqu'on oublie les break, les instructions des autres case sont lues jusqu'au prochain break. Débile : aurait suffit de stopper au prochain case... Ou : intelligent car permet de faire des palliers genre si je suis au cas x exécuter toutes les instructions jusqu'au cas de la dizaine supérieure.</text:p>
                        </text:list-item>
                      </text:list>
                    </text:list-item>
                    <text:list-item>
                      <text:p text:style-name="P1">depuis java 7, les String sont acceptés dans les switch</text:p>
                    </text:list-item>
                  </text:list>
                </text:list-item>
                <text:list-item>
                  <text:p text:style-name="P1">la condition ternaire</text:p>
                  <text:list>
                    <text:list-item>
                      <text:p text:style-name="P1">syntaxe : var = (test) ? val-si-true : val-si-false;</text:p>
                    </text:list-item>
                    <text:list-item>
                      <text:p text:style-name="P1">utilisation opérateur ternaire réservée exclusivement à l'affectation des variables</text:p>
                    </text:list-item>
                    <text:list-item>
                      <text:p text:style-name="P1">possibilité d'imbrications</text:p>
                      <text:list>
                        <text:list-item>
                          <text:p text:style-name="P1">var = (test) ? ((test) ? VT : VF) : V2F;</text:p>
                        </text:list-item>
                      </text:list>
                    </text:list-item>
                  </text:list>
                </text:list-item>
              </text:list>
            </text:list-item>
            <text:list-item>
              <text:p text:style-name="P1">les boucles</text:p>
              <text:list>
                <text:list-item>
                  <text:p text:style-name="P1">principe</text:p>
                  <text:list>
                    <text:list-item>
                      <text:p text:style-name="P1">Une boucle est une série d'instruction qu'on va répéter un certain nombre de fois</text:p>
                    </text:list-item>
                    <text:list-item>
                      <text:p text:style-name="P1">3 exemples de cas typique où ça peut être utile</text:p>
                      <text:list>
                        <text:list-item>
                          <text:p text:style-name="P1">recommencer le programme du début (ex : calculette propose opérations jusqu'à ce que l'utilisateur veuille quitter)</text:p>
                        </text:list-item>
                        <text:list-item>
                          <text:p text:style-name="P1">attendre un certain comportement de l'utilisateur (ex : redemander d'entrer un nombre jusqu'à ce qu'il soit positif)</text:p>
                        </text:list-item>
                        <text:list-item>
                          <text:p text:style-name="P1">parcourir une série de données (ex : afficher chaque case d'un tableau)</text:p>
                        </text:list-item>
                      </text:list>
                    </text:list-item>
                  </text:list>
                </text:list-item>
                <text:list-item>
                  <text:p text:style-name="P1">boucle while</text:p>
                  <text:list>
                    <text:list-item>
                      <text:p text:style-name="P1">syntaxe globale</text:p>
                      <text:list>
                        <text:list-item>
                          <text:p text:style-name="P1">while (condition)</text:p>
                        </text:list-item>
                        <text:list-item>
                          <text:p text:style-name="P1">{</text:p>
                          <text:list>
                            <text:list-item>
                              <text:p text:style-name="P1">instruction;</text:p>
                            </text:list-item>
                            <text:list-item>
                              <text:p text:style-name="P1">…</text:p>
                            </text:list-item>
                          </text:list>
                        </text:list-item>
                        <text:list-item>
                          <text:p text:style-name="P1"><text:soft-page-break/>}</text:p>
                        </text:list-item>
                      </text:list>
                    </text:list-item>
                    <text:list-item>
                      <text:p text:style-name="P1">comparer deux string : S1.equals(S2);</text:p>
                    </text:list-item>
                    <text:list-item>
                      <text:p text:style-name="P1">convertir un string en boolean : Boolean.parseBoolean(S);</text:p>
                    </text:list-item>
                    <text:list-item>
                      <text:p text:style-name="P1">chercher dans la doc java</text:p>
                      <text:list>
                        <text:list-item>
                          <text:p text:style-name="P1">premier lien dans recherche google "documentation java"</text:p>
                        </text:list-item>
                        <text:list-item>
                          <text:p text:style-name="P1">classé par packages et classes</text:p>
                        </text:list-item>
                      </text:list>
                    </text:list-item>
                  </text:list>
                </text:list-item>
                <text:list-item>
                  <text:p text:style-name="P1">la boucle do... while</text:p>
                  <text:list>
                    <text:list-item>
                      <text:p text:style-name="P1"/>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0-27T14:21:50</dc:date>
    <dc:creator>yjfjyf jjku</dc:creator>
    <meta:editing-duration>PT9H52M33S</meta:editing-duration>
    <meta:editing-cycles>219</meta:editing-cycles>
    <meta:document-statistic meta:table-count="0" meta:image-count="0" meta:object-count="0" meta:page-count="9" meta:paragraph-count="380" meta:word-count="2528" meta:character-count="12782"/>
  </office:meta>
</office:document-meta>
</file>